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ahoma" svg:font-family="Tahoma, Arial, Verdan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1238" officeooo:paragraph-rsid="000b1238"/>
    </style:style>
    <style:style style:name="P2" style:family="paragraph" style:parent-style-name="Standard">
      <style:text-properties officeooo:rsid="000b4686" officeooo:paragraph-rsid="000b4686"/>
    </style:style>
    <style:style style:name="P3" style:family="paragraph" style:parent-style-name="Standard">
      <style:text-properties officeooo:rsid="000c8dd4" officeooo:paragraph-rsid="000c8dd4"/>
    </style:style>
    <style:style style:name="P4" style:family="paragraph" style:parent-style-name="Standard">
      <style:text-properties officeooo:rsid="000d9b83" officeooo:paragraph-rsid="000d9b83"/>
    </style:style>
    <style:style style:name="P5" style:family="paragraph" style:parent-style-name="Standard">
      <style:text-properties officeooo:rsid="000d9b83" officeooo:paragraph-rsid="000a655e"/>
    </style:style>
    <style:style style:name="P6" style:family="paragraph" style:parent-style-name="Standard">
      <style:text-properties fo:font-weight="bold" officeooo:rsid="000fd564" officeooo:paragraph-rsid="00105308" style:font-weight-asian="bold" style:font-weight-complex="bold"/>
    </style:style>
    <style:style style:name="P7" style:family="paragraph" style:parent-style-name="Standard">
      <style:text-properties fo:font-weight="bold" officeooo:rsid="000ec0b8" officeooo:paragraph-rsid="000ec0b8" style:font-weight-asian="bold" style:font-weight-complex="bold"/>
    </style:style>
    <style:style style:name="P8" style:family="paragraph" style:parent-style-name="Standard">
      <style:text-properties fo:font-weight="bold" officeooo:rsid="000ec0b8" officeooo:paragraph-rsid="00105308" style:font-weight-asian="bold" style:font-weight-complex="bold"/>
    </style:style>
    <style:style style:name="P9" style:family="paragraph" style:parent-style-name="Standard">
      <style:text-properties officeooo:rsid="000fd564" officeooo:paragraph-rsid="000fd564"/>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0fd564" officeooo:paragraph-rsid="000fd564" style:font-weight-asian="normal" style:font-weight-complex="normal"/>
    </style:style>
    <style:style style:name="T1" style:family="text">
      <style:text-properties officeooo:rsid="000a5963"/>
    </style:style>
    <style:style style:name="T2" style:family="text">
      <style:text-properties officeooo:rsid="000a655e"/>
    </style:style>
    <style:style style:name="T3" style:family="text">
      <style:text-properties officeooo:rsid="000b2723"/>
    </style:style>
    <style:style style:name="T4" style:family="text">
      <style:text-properties fo:font-weight="normal" officeooo:rsid="00105308" style:font-weight-asian="normal" style:font-weight-complex="normal"/>
    </style:style>
    <style:style style:name="T5" style:family="text">
      <style:text-properties fo:font-weight="normal" officeooo:rsid="000a5963" style:font-weight-asian="normal" style:font-weight-complex="normal"/>
    </style:style>
    <style:style style:name="T6" style:family="text">
      <style:text-properties officeooo:rsid="000ec8e0"/>
    </style:style>
    <style:style style:name="T7" style:family="text">
      <style:text-properties officeooo:rsid="001053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the problem and its importance</text:p>
      <text:p text:style-name="Standard">(2) what you did to address the problem</text:p>
      <text:p text:style-name="Standard">(3) the results and conclusions</text:p>
      <text:p text:style-name="Standard"/>
      <text:p text:style-name="P3"/>
      <text:p text:style-name="P1">convective <text:span text:style-name="T3">turnover</text:span> time, ros<text:span text:style-name="T3">sb</text:span>y number</text:p>
      <text:p text:style-name="P1"/>
      <text:p text:style-name="P2">Studying stars of convective envelopes that induce magnetic braking, efficient form of stellar spin down.</text:p>
      <text:p text:style-name="P2"/>
      <text:p text:style-name="P2">Things understood before ZAMS and after 1GYRS(follows skumanich P \prop t^(0.5)).</text:p>
      <text:p text:style-name="P2"/>
      <text:p text:style-name="P2">Understnaidng this will aid greatly in gyro-chronology that ages stars from period, which can be measured with great precision, unlike age.</text:p>
      <text:p text:style-name="P1"/>
      <text:p text:style-name="P4">Train the data to predict the period from the age, given by a cluster. This can then be used conversly to predict age from period, giving a model for the gap in stellar evolution. </text:p>
      <text:p text:style-name="P11"/>
      <text:p text:style-name="P9"/>
      <text:p text:style-name="P10"><text:span text:style-name="T1">Alt</text:span>hough an analytical model <text:span text:style-name="T2">for the evolution of stellar spin exists,</text:span> <text:span text:style-name="T1">the demand </text:span>for a more <text:span text:style-name="T2">accurate,</text:span> data driven model <text:span text:style-name="T1">is increasing as exoplanet exploration becomes more prevalent. This model will be able provide the prediction of a stars current rotation period given its age and, with more evidence linking stellar spin rates, magnetic complexity and stellar activity, this models implications for magnetic complexity, space weather, and therefore exoplanet habitability, will be significant.</text:span></text:p>
      <text:p text:style-name="P10"/>
      <text:p text:style-name="P8">Due to M dwarfs being the most abundant star, the exoplanet field continually find “habitable” planets around such stars. The <text:span text:style-name="T6">habitable</text:span> zone of M dwarfs is very close to the star and as a result, the space weather, caused by stellar magnetic activity, <text:span text:style-name="T6">has a significant impact on the habitability of exoplanets. An M dwarfs magnetic activity is linked strongly with its rotation and so a model for the rotational evolution of these stars is crucial to understand the habitability of these exoplanets.</text:span></text:p>
      <text:p text:style-name="P8"/>
      <text:p text:style-name="P6">An aged population of M dwarfs show a bimodal distribution of fast and slow rotators. As the age <text:span text:style-name="T7">distribution</text:span> of stars with a know period grows, so does the ability to build a data driven model describing the evolution of stars across the “period gap”. <text:span text:style-name="T7">Although an analytical model exists, the demand for a more accurate, data driven model grows as more exoplanets are found. The model, built using Neural Network, will be able to predict a stars period given its age and, with more evidence linking stellar rotation, magnetic complexity and stellar activity, this models implications for space weather, and therefore exoplanet habitability, will be significant. This may also lead to filling in the gap in gyro-chronology between ZAMS and 1Gyrs, allowing us to measure the age of a star, which is a difficult process, by measuring the period alone(which can be done precisely).</text:span></text:p>
      <text:p text:style-name="P5"/>
      <text:p text:style-name="P5"/>
      <text:p text:style-name="P5"/>
      <text:p text:style-name="P4">M dwarf stars are primary targets for finding habitable exoplanets. The habitable zone for M dwarfs is very close to the star and their planets are susceptible to strong atmospheric loss resulting from stellar magnetic activity and associated UV-X-ray emission. The magnetic activity of stars, fueled by rotation, determines how hostile their space weather is for planets. It is then crucial to study the rotation history of stars in order to understand the atmospheric evolution of planets orbiting them. Rotation periods of late M dwarfs show a strongly bimodal distribution that has been challenging to <text:soft-page-break/>explain under current spin-down models. The growing number of precise rotation periods from TESS and Kepler, together with better distance measurements (that result in better age estimates) from Gaia, present new opportunities to solve this puzzle.</text:p>
      <text:p text:style-name="P4"/>
      <text:p text:style-name="P4"/>
      <text:p text:style-name="P4"/>
      <text:p text:style-name="P4"/>
      <text:p text:style-name="P4"/>
      <text:p text:style-name="P4"/>
      <text:p text:style-name="P4"/>
      <text:p text:style-name="P4"/>
      <text:p text:style-name="P4"/>
      <text:p text:style-name="P4"/>
      <text:p text:style-name="P4"/>
      <text:p text:style-name="P4">Black holes and neutron stars are ideal gravitational lenses because</text:p>
      <text:p text:style-name="P4">they have large masses and dim optical magnitudes. We report on our</text:p>
      <text:p text:style-name="P4">study of the spatial paths of more than 200 compact objects with</text:p>
      <text:p text:style-name="P4">measured proper motions. We predict their close approaches on the sky</text:p>
      <text:p text:style-name="P4">to background stars whose positions and magnitudes have been drawn</text:p>
      <text:p text:style-name="P4">from the Hubble Source Catalog, and from the 2MASS and USNO-A</text:p>
      <text:p text:style-name="P4">catalogs. By plotting the paths of the stellar remnants many years</text:p>
      <text:p text:style-name="P4">into the future we make predictions on when detectable events will</text:p>
      <text:p text:style-name="P4">occur. Observing the events can measure the masses of the neutron</text:p>
      <text:p text:style-name="P4">star/black hole lenses. We also investigate possible future lensing</text:p>
      <text:p text:style-name="P4">events that would be caused if the compact object is orbited by dark</text:p>
      <text:p text:style-name="P4">companions, including exoplanets. Mesolensing events may be caused by</text:p>
      <text:p text:style-name="P4">exoplanets even if the compact object is unlikely to produce its own</text:p>
      <text:p text:style-name="P4">event. <text:s/>Constraints can be derived for planet masses and orbits both</text:p>
      <text:p text:style-name="P4">in cases with event detections and in cases in which no detection is</text:p>
      <text:p text:style-name="P4">achie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ahoma" svg:font-family="Tahoma, Arial, Verdan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1:46:16.024000000</meta:creation-date>
    <dc:date>2019-10-03T15:47:33.508000000</dc:date>
    <meta:editing-duration>PT9S</meta:editing-duration>
    <meta:editing-cycles>1</meta:editing-cycles>
    <meta:document-statistic meta:table-count="0" meta:image-count="0" meta:object-count="0" meta:page-count="2" meta:paragraph-count="28" meta:word-count="704" meta:character-count="4386" meta:non-whitespace-character-count="3708"/>
    <meta:generator>LibreOffice/6.1.4.2$Windows_X86_64 LibreOffice_project/9d0f32d1f0b509096fd65e0d4bec26ddd1938fd3</meta:generator>
  </office:meta>
</office:document-meta>
</file>